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ItemSpecificationUpdat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Item Specification Update. Details</text:p>
          </table:table-cell>
          <table:table-cell table:style-name="ce2" office:value-type="string">
            <text:p>CatalogueItemSpecificationUpdate</text:p>
          </table:table-cell>
          <table:table-cell table:style-name="ce2" office:value-type="string">
            <text:p>The document used to update information about Items (e.g., technical descriptions and properties) on an existing Catalogu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Actualización de la Especificación del Elemento del Catálogo</text:p>
          </table:table-cell>
          <table:table-cell table:style-name="ce12" office:value-type="string">
            <text:p>El documento usado para actualizar información sobre Elementos (p.e., descripciones técnicas y propiedades) en Catálogo existente</text:p>
          </table:table-cell>
          <table:table-cell table:style-name="ce21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atalogue Item Specification Updat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atalogue Item Specification Updat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atalogue Item Specification Updat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atalogue Item Specification Update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vis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ID</text:p>
          </table:table-cell>
          <table:table-cell office:value-type="string">
            <text:p>Identificador de la Revisión del Catálogo asignado por el Vendedor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atalogue Item Specification Updat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atalogue Item Specification Update. Name</text:p>
          </table:table-cell>
          <table:table-cell office:value-type="string">
            <text:p>Name</text:p>
          </table:table-cell>
          <table:table-cell office:value-type="string">
            <text:p>A name given to the Catalogue Revi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Nombre</text:p>
          </table:table-cell>
          <table:table-cell office:value-type="string">
            <text:p>Un nombre asignado a la Revisión del Catálogo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atalogue Item Specification Updat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Revision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Fecha de Publicación</text:p>
          </table:table-cell>
          <table:table-cell office:value-type="string">
            <text:p>La fecha de publicación de la Revisión del Catálogo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Catalogue Item Specification Updat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Revision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Publicación</text:p>
          </table:table-cell>
          <table:table-cell office:value-type="string">
            <text:p>La hora de publicación de la Revisión del Catálogo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atalogue Item Specification Update. Revision Date. Date</text:p>
          </table:table-cell>
          <table:table-cell office:value-type="string">
            <text:p>RevisionDate</text:p>
          </table:table-cell>
          <table:table-cell office:value-type="string">
            <text:p>The date assigned by the Seller on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Fecha de Revisión</text:p>
          </table:table-cell>
          <table:table-cell office:value-type="string">
            <text:p>La fecha de revisión del Catálogo asignada por el Vendedor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atalogue Item Specification Update. Revision Time. Time</text:p>
          </table:table-cell>
          <table:table-cell office:value-type="string">
            <text:p>RevisionTime</text:p>
          </table:table-cell>
          <table:table-cell office:value-type="string">
            <text:p>The time assigned by the Seller at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Revisión</text:p>
          </table:table-cell>
          <table:table-cell office:value-type="string">
            <text:p>La hora de revisión del Catálogo asignada por el Vendedor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Catalogue Item Specification Updat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Nota</text:p>
          </table:table-cell>
          <table:table-cell office:value-type="string">
            <text:p>Texto con forma libre que se aplica a la Revisión del Cátalogo. Este elemento puede contener notas o cualquier otra información similar que no se contenga de manera explícita en otra estructura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Catalogue Item Specification Updat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Descripción</text:p>
          </table:table-cell>
          <table:table-cell office:value-type="string">
            <text:p>Descripción textual de la instancia del document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Catalogue Item Specification Updat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D de la Versión</text:p>
          </table:table-cell>
          <table:table-cell office:value-type="string">
            <text:p>Indica la versión actual del Catálogo.</text:p>
          </table:table-cell>
          <table:table-cell table:number-columns-repeated="1016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atalogue Item Specification Updat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Catalogue Item Specification Updat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Periodo de Validez</text:p>
          </table:table-cell>
          <table:table-cell table:style-name="ce14" office:value-type="string">
            <text:p>El periodo asignado por el Vendedor durante el cual es efectiva la información en la Revisión del Catálogo. Esto puede indicar como la fecha de comienzo y final o como una duración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Catalogue Item Specification Update. Related_ Catalogue Reference. Catalogue Reference</text:p>
          </table:table-cell>
          <table:table-cell table:style-name="ce4" office:value-type="string">
            <text:p>RelatedCatalogueReference</text:p>
          </table:table-cell>
          <table:table-cell table:style-name="ce4" office:value-type="string">
            <text:p>An association to the Catalogue containing the revised Items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Referencia del Catálogo Relacionado</text:p>
          </table:table-cell>
          <table:table-cell table:style-name="ce14" office:value-type="string">
            <text:p>Asociación al Catálogo que contiene los Elementos revisado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Catalogue Item Specification Updat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 Referenciado</text:p>
          </table:table-cell>
          <table:table-cell table:style-name="ce14" office:value-type="string">
            <text:p>Asociación con un acuerdo marco o contrat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Catalogue Item Specification Updat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Una o más firmas aplicadas al document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Catalogue Item Specification Updat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Proveedor</text:p>
          </table:table-cell>
          <table:table-cell table:style-name="ce14" office:value-type="string">
            <text:p>Asociación con el Proveedor d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Catalogue Item Specification Updat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Receptor</text:p>
          </table:table-cell>
          <table:table-cell table:style-name="ce14" office:value-type="string">
            <text:p>Asociación con el Receptor d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Catalogue Item Specification Updat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Proveedor del Vendedor</text:p>
          </table:table-cell>
          <table:table-cell table:style-name="ce14" office:value-type="string">
            <text:p>Proveedor responsable del contrato con el que se relaciona 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Catalogue Item Specification Updat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tratista</text:p>
          </table:table-cell>
          <table:table-cell table:style-name="ce14" office:value-type="string">
            <text:p>Cliente responsable del contrato relacionado con 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4">
            <text:p>24</text:p>
          </table:table-cell>
          <table:table-cell table:style-name="ce4" office:value-type="string">
            <text:p>Catalogue Item Specification Updat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diciones Comerciales</text:p>
          </table:table-cell>
          <table:table-cell table:style-name="ce14" office:value-type="string">
            <text:p>Asociación con las condiciones comerciale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Catalogue Item Specification Update. Default_ Language. Language</text:p>
          </table:table-cell>
          <table:table-cell table:style-name="ce4" office:value-type="string">
            <text:p>DefaultLanguage</text:p>
          </table:table-cell>
          <table:table-cell table:style-name="ce4" office:value-type="string">
            <text:p>The default language for the item specification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Lenguaje por Defecto</text:p>
          </table:table-cell>
          <table:table-cell table:style-name="ce14" office:value-type="string">
            <text:p>El lenguaje por defecto para las especificaciones del element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4" office:value-type="string">
            <text:p>CatalogueItemSpecificationUpdateLine</text:p>
          </table:table-cell>
          <table:table-cell table:style-name="ce4" office:value-type="string">
            <text:p>An association to one or more Catalogue Item Specification Update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Línea de la Actualización de la Especificación del Elemento del Catálogo</text:p>
          </table:table-cell>
          <table:table-cell table:style-name="ce14" office:value-type="string">
            <text:p>Asociación con una o más Líneas de la Actualización de la Especificación del Elemento del Catálogo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35</dc:date>
    <meta:document-statistic meta:table-count="1" meta:cell-count="219" meta:object-count="0"/>
    <meta:generator>OpenOffice.org/3.0$Win32 OpenOffice.org_project/300m9$Build-9358</meta:generator>
  </office:meta>
</office:document-meta>
</file>